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19.629cm"/>
    </style:style>
    <style:style style:name="co4" style:family="table-column">
      <style:table-column-properties fo:break-before="auto" style:column-width="2.958cm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008000" style:diagonal-bl-tr="none" style:diagonal-tl-br="none" fo:border="0.06pt solid #000000" style:rotation-align="none"/>
      <style:text-properties fo:color="#83caff" style:text-outline="false" style:text-line-through-style="none" style:font-name="Trebuchet M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="0.06pt solid #000000" style:rotation-align="none"/>
      <style:text-properties fo:font-size="10pt" style:font-size-asian="10pt" style:font-size-complex="10pt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008000" style:diagonal-bl-tr="none" style:diagonal-tl-br="none" style:text-align-source="fix" style:repeat-content="false" fo:border="0.06pt solid #000000" style:rotation-align="none"/>
      <style:paragraph-properties fo:text-align="end" fo:margin-left="0cm"/>
      <style:text-properties fo:color="#83caff" style:text-outline="false" style:text-line-through-style="none" style:font-name="Trebuchet M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end" fo:margin-left="0cm"/>
      <style:text-properties fo:color="#83caff" style:font-name="Trebuchet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0pt" style:font-size-asian="10pt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-asian="DejaVu Sans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table:table-column table:style-name="co3" table:default-cell-style-name="ce5"/>
        <table:table-column table:style-name="co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3">
          <table:table-cell table:style-name="ce1" office:value-type="string">
            <text:p>Stories</text:p>
          </table:table-cell>
          <table:table-cell table:style-name="ce6" office:value-type="string">
            <text:p>Prioridad</text:p>
          </table:table-cell>
          <table:table-cell table:style-name="ce8" office:value-type="string">
            <text:p>Estimació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mo orador quiero poder registrarme para poder iniciar sesión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3 story points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2" office:value-type="string">
            <text:p><text:span text:style-name="T1">Como orador quiero poder logearme para usar la aplicación</text:span>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2 story points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3" office:value-type="string">
            <text:p>Como orador quiero crear evento para recibir feedback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2 story points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3" office:value-type="string">
            <text:p>Como orador quiero obtener el enlace del evento para compartir y recibir feedback</text:p>
          </table:table-cell>
          <table:table-cell table:style-name="ce3" office:value-type="float" office:value="1">
            <text:p>1</text:p>
          </table:table-cell>
          <table:table-cell table:style-name="ce9" office:value-type="string">
            <text:p>1 story point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3" office:value-type="string">
            <text:p>Como orador quiero ver resultado del evento para obtener estadísticas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5 story points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3" office:value-type="string">
            <text:p>Como orador quiero ver mi lista de eventos para poder acceder a sus estadisticas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2 story points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3" office:value-type="string">
            <text:p>Como orador quiero actualizar los datos del evento en caso de necesitar un cambio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2 story points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3" office:value-type="string">
            <text:p>Como orador quiero borrar eventos para sacarlos del sistema</text:p>
          </table:table-cell>
          <table:table-cell table:style-name="ce3" office:value-type="float" office:value="4">
            <text:p>4</text:p>
          </table:table-cell>
          <table:table-cell table:style-name="ce9" office:value-type="string">
            <text:p>1 story point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3" office:value-type="string">
            <text:p>Como orador quiero modificar el enlace al evento para que sea más legible</text:p>
          </table:table-cell>
          <table:table-cell table:style-name="ce3" office:value-type="float" office:value="5">
            <text:p>5</text:p>
          </table:table-cell>
          <table:table-cell table:style-name="ce9" office:value-type="string">
            <text:p>5 story points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3" office:value-type="string">
            <text:p>Como orador quiero ver las calificaciones históricas globales para obtener estadísticas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3 story points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3" office:value-type="string">
            <text:p>Como orador quiero buscar eventos para ver sus estadísticas</text:p>
          </table:table-cell>
          <table:table-cell table:style-name="ce3" office:value-type="float" office:value="4">
            <text:p>4</text:p>
          </table:table-cell>
          <table:table-cell table:style-name="ce9" office:value-type="string">
            <text:p>2 story points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4" office:value-type="string">
            <text:p>Como orador quiero poder recuperar la clave para volver a ingresar al sistema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1 story point</text:p>
          </table:table-cell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4" office:value-type="string">
            <text:p>Como asistente quiero calificar para otorgar feedback al orador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2 story point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Como asistente quiero comentar mi calificación para dar más detalle de la misma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1 story point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Tabla1" table:base-cell-address="$Hoja1.$A$1" table:expression="{#NAME?}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5109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9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5109P0"/>
    </number:currency-style>
    <number:currency-style style:name="N5110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10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5110P0"/>
    </number:currency-style>
    <number:currency-style style:name="N5112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2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5112P0"/>
    </number:currency-style>
    <number:currency-style style:name="N5113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3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5113P0"/>
    </number:currency-style>
    <number:date-style style:name="N5114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AR">
      <number:day number:style="long"/>
      <number:text>-</number:text>
      <number:month number:textual="true"/>
    </number:date-style>
    <number:date-style style:name="N5116" number:language="es" number:country="AR">
      <number:month number:textual="true"/>
      <number:text>-</number:text>
      <number:year/>
    </number:date-style>
    <number:date-style style:name="N5117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es" number:country="AR">
      <number:number number:decimal-places="0" number:min-integer-digits="1" number:grouping="true"/>
    </number:number-style>
    <number:number-style style:name="N5118" number:language="es" number:country="AR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s" number:country="AR">
      <number:number number:decimal-places="0" number:min-integer-digits="1" number:grouping="true"/>
    </number:number-style>
    <number:number-style style:name="N5119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s" number:country="AR">
      <number:number number:decimal-places="2" number:min-integer-digits="1" number:grouping="true"/>
    </number:number-style>
    <number:number-style style:name="N5120" number:language="es" number:country="AR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es" number:country="AR">
      <number:number number:decimal-places="2" number:min-integer-digits="1" number:grouping="true"/>
    </number:number-style>
    <number:number-style style:name="N5121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es" number:country="AR">
      <number:number number:decimal-places="0" number:min-integer-digits="1" number:grouping="true"/>
      <number:text> </number:text>
    </number:number-style>
    <number:number-style style:name="N5125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es" number:country="AR">
      <number:text> - </number:text>
    </number:number-style>
    <number:text-style style:name="N5125" number:language="es" number:country="AR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currency-style style:name="N5129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5129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5129P2" style:volatile="true" number:language="es" number:country="AR">
      <number:currency-symbol/>
      <number:text> - </number:text>
    </number:currency-style>
    <number:text-style style:name="N5129" number:language="es" number:country="A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es" number:country="AR">
      <number:number number:decimal-places="2" number:min-integer-digits="1" number:grouping="true"/>
      <number:text> </number:text>
    </number:number-style>
    <number:number-style style:name="N5133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5133" number:language="es" number:country="A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7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5137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5137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5137" number:language="es" number:country="AR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s" number:country="AR">
      <number:minutes number:style="long"/>
      <number:text>:</number:text>
      <number:seconds number:style="long"/>
    </number:time-style>
    <number:time-style style:name="N5139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s" number:country="AR">
      <number:minutes number:style="long"/>
      <number:text>:</number:text>
      <number:seconds number:style="long" number:decimal-places="1"/>
    </number:time-style>
    <number:number-style style:name="N5141" number:language="es" number:country="A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5/11/2012</text:date>, <text:time>18:05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11-25T18:05:13</dc:date>
    <dc:creator>Alejandro </dc:creator>
    <meta:editing-duration>PT6H13M1S</meta:editing-duration>
    <meta:editing-cycles>4</meta:editing-cycles>
    <meta:document-statistic meta:table-count="3" meta:cell-count="45" meta:object-count="0"/>
  </office:meta>
</office:document-meta>
</file>